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ddc" officeooo:paragraph-rsid="00091ddc"/>
    </style:style>
    <style:style style:name="P2" style:family="paragraph" style:parent-style-name="Standard">
      <style:text-properties officeooo:rsid="00091ddc" officeooo:paragraph-rsid="000cb5a5"/>
    </style:style>
    <style:style style:name="P3" style:family="paragraph" style:parent-style-name="Standard">
      <style:text-properties officeooo:paragraph-rsid="00091ddc"/>
    </style:style>
    <style:style style:name="P4" style:family="paragraph" style:parent-style-name="Standard">
      <style:text-properties fo:font-size="15pt" officeooo:rsid="00091ddc" officeooo:paragraph-rsid="00091ddc" style:font-size-asian="15pt" style:font-size-complex="15pt"/>
    </style:style>
    <style:style style:name="P5" style:family="paragraph" style:parent-style-name="Standard">
      <style:text-properties fo:font-size="15pt" fo:font-weight="bold" officeooo:paragraph-rsid="00091ddc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91ddc" officeooo:paragraph-rsid="000cb5a5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91ddc" officeooo:paragraph-rsid="000cb7f7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officeooo:rsid="000b1662" officeooo:paragraph-rsid="000b1662"/>
    </style:style>
    <style:style style:name="P9" style:family="paragraph" style:parent-style-name="Standard">
      <style:text-properties fo:font-size="12pt" fo:font-weight="normal" officeooo:rsid="000cb7f7" officeooo:paragraph-rsid="000cb7f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fa4fc" officeooo:paragraph-rsid="000fa4f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0f89a" officeooo:paragraph-rsid="0010f89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break-before="page"/>
      <style:text-properties fo:font-size="15pt" fo:font-weight="bold" officeooo:rsid="00091ddc" officeooo:paragraph-rsid="00091ddc" style:font-size-asian="15pt" style:font-weight-asian="bold" style:font-size-complex="15pt" style:font-weight-complex="bold"/>
    </style:style>
    <style:style style:name="P13" style:family="paragraph" style:parent-style-name="Standard">
      <style:paragraph-properties fo:break-before="page"/>
      <style:text-properties fo:font-size="15pt" fo:font-weight="bold" officeooo:rsid="00091ddc" officeooo:paragraph-rsid="000cb7f7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officeooo:rsid="00091ddc" officeooo:paragraph-rsid="000cb7f7"/>
    </style:style>
    <style:style style:name="P15" style:family="paragraph" style:parent-style-name="Preformatted_20_Text">
      <style:text-properties fo:font-size="12pt" fo:font-weight="normal" officeooo:rsid="000cb7f7" officeooo:paragraph-rsid="000cb7f7" style:font-size-asian="10.5pt" style:font-weight-asian="normal" style:font-size-complex="12pt" style:font-weight-complex="normal"/>
    </style:style>
    <style:style style:name="T1" style:family="text">
      <style:text-properties officeooo:rsid="00091dd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1662"/>
    </style:style>
    <style:style style:name="T4" style:family="text">
      <style:text-properties officeooo:rsid="000bbb50"/>
    </style:style>
    <style:style style:name="T5" style:family="text">
      <style:text-properties officeooo:rsid="000cb7f7"/>
    </style:style>
    <style:style style:name="T6" style:family="text">
      <style:text-properties officeooo:rsid="00152195"/>
    </style:style>
    <style:style style:name="T7" style:family="text">
      <style:text-properties officeooo:rsid="00160dc3"/>
    </style:style>
    <style:style style:name="T8" style:family="text">
      <style:text-properties officeooo:rsid="0016615a"/>
    </style:style>
    <style:style style:name="T9" style:family="text">
      <style:text-properties officeooo:rsid="0017b4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/<text:span text:style-name="T1">temp</text:span></text:p>
      <text:p text:style-name="P3"/>
      <text:p text:style-name="P3"><text:span text:style-name="T1">GET </text:span><text:a xlink:type="simple" xlink:href="http://192.168.1.100/temp" text:style-name="Internet_20_link" text:visited-style-name="Visited_20_Internet_20_Link"><text:span text:style-name="T1">http://192.168.1.100/temp</text:span></text:a></text:p>
      <text:p text:style-name="P1">geeft de temperatuur in JSON format weer.</text:p>
      <text:p text:style-name="P1"/>
      <text:p text:style-name="P1">Request:</text:p>
      <text:p text:style-name="P1">GET <text:a xlink:type="simple" xlink:href="http://192.168.1.100/temp" text:style-name="Internet_20_link" text:visited-style-name="Visited_20_Internet_20_Link">http://192.168.1.100/temp</text:a> HTTP/1.1</text:p>
      <text:p text:style-name="P1"/>
      <text:p text:style-name="P1">Response:</text:p>
      <text:p text:style-name="P1">HTTP/1.1 200 OK</text:p>
      <text:p text:style-name="P1">Content-Type: application/json</text:p>
      <text:p text:style-name="P1">Connection: clode</text:p>
      <text:p text:style-name="P1"/>
      <text:p text:style-name="P1">{“Temperatuur”: <text:span text:style-name="T9">25</text:span>}</text:p>
      <text:p text:style-name="P1"/>
      <text:p text:style-name="P1">Opmerkingen:</text:p>
      <text:p text:style-name="P1">– geeft 404 NOT FOUND als er geen meet data is.</text:p>
      <text:p text:style-name="P1">– Als het een fout request is geeft die 400 BAD REQUEST</text:p>
      <text:p text:style-name="P1"/>
      <text:p text:style-name="P4">/<text:span text:style-name="T2">lux</text:span></text:p>
      <text:p text:style-name="P1"/>
      <text:p text:style-name="P3"><text:span text:style-name="T1">GET </text:span><text:a xlink:type="simple" xlink:href="http://192.168.1.100/lux" text:style-name="Internet_20_link" text:visited-style-name="Visited_20_Internet_20_Link"><text:span text:style-name="T1">http://192.168.1.100/lux</text:span></text:a></text:p>
      <text:p text:style-name="P1">geeft de lichtintensiteit in JSON format weer.</text:p>
      <text:p text:style-name="P1"/>
      <text:p text:style-name="P1">Request:</text:p>
      <text:p text:style-name="P1">GET <text:a xlink:type="simple" xlink:href="http://192.168.1.100/lux" text:style-name="Internet_20_link" text:visited-style-name="Visited_20_Internet_20_Link">http://192.168.1.100/lux</text:a> HTTP/1.1</text:p>
      <text:p text:style-name="P1"/>
      <text:p text:style-name="P1">Response:</text:p>
      <text:p text:style-name="P1">HTTP/1.1 200 OK</text:p>
      <text:p text:style-name="P1">Content-Type: application/json</text:p>
      <text:p text:style-name="P1">Connection: clo<text:span text:style-name="T3">s</text:span>e</text:p>
      <text:p text:style-name="P1"/>
      <text:p text:style-name="P1">{“Lichtintensiteit”: 245}</text:p>
      <text:p text:style-name="P1"/>
      <text:p text:style-name="P1">Opmerkingen:</text:p>
      <text:p text:style-name="P1">– geeft 404 NOT FOUND als er geen meet data is.</text:p>
      <text:p text:style-name="P1">– Als het een fout request is geeft die 400 BAD REQUEST</text:p>
      <text:p text:style-name="P1"/>
      <text:p text:style-name="P12">/</text:p>
      <text:p text:style-name="P1">GET <text:a xlink:type="simple" xlink:href="http://192.168.1.100/" text:style-name="Internet_20_link" text:visited-style-name="Visited_20_Internet_20_Link">http://192.168.1.100/</text:a></text:p>
      <text:p text:style-name="P8">geeft alle meetwaarden in html weer.</text:p>
      <text:p text:style-name="P8"/>
      <text:p text:style-name="P8">Request:</text:p>
      <text:p text:style-name="P8">GET <text:a xlink:type="simple" xlink:href="http://192.168.1.100/" text:style-name="Internet_20_link" text:visited-style-name="Visited_20_Internet_20_Link">http://192.168.1.100/</text:a> HTTP/1.1</text:p>
      <text:p text:style-name="P8"/>
      <text:p text:style-name="P8">Response:</text:p>
      <text:p text:style-name="P8">HTTP/1.1 200 OK</text:p>
      <text:p text:style-name="Standard">Content-Type: application/json</text:p>
      <text:p text:style-name="P8">Connection: close</text:p>
      <text:p text:style-name="P8"/>
      <text:p text:style-name="Standard">&lt;!DOCTYPE HTML&gt;</text:p>
      <text:p text:style-name="Standard"><text:span text:style-name="T4">&lt;</text:span>html&gt;</text:p>
      <text:p text:style-name="Standard"><text:span text:style-name="T4">“T</text:span>emperatuur: <text:span text:style-name="T4">20”</text:span> </text:p>
      <text:p text:style-name="Standard">&lt;/br&gt;"</text:p>
      <text:p text:style-name="Standard">"Lichtintensiteit: <text:span text:style-name="T4">260</text:span>"</text:p>
      <text:p text:style-name="Standard">&lt;/html<text:span text:style-name="T4">&gt;</text:span></text:p>
      <text:p text:style-name="P8"/>
      <text:p text:style-name="P2">Opmerkingen:</text:p>
      <text:p text:style-name="P2">– geeft 404 NOT FOUND als er geen meet data is.</text:p>
      <text:p text:style-name="P2">– Als het een fout request is geeft die 400 BAD REQUEST</text:p>
      <text:p text:style-name="P2"/>
      <text:p text:style-name="P6">/<text:span text:style-name="T6">conf</text:span></text:p>
      <text:p text:style-name="P9">GET <text:a xlink:type="simple" xlink:href="http://192.168.1.100/config" text:style-name="Internet_20_link" text:visited-style-name="Visited_20_Internet_20_Link">http://192.168.1.100/</text:a><text:a xlink:type="simple" xlink:href="http://192.168.1.100/config" text:style-name="Internet_20_link" text:visited-style-name="Visited_20_Internet_20_Link"><text:span text:style-name="T6">conf</text:span></text:a></text:p>
      <text:p text:style-name="P9">geeft alle meetwaarden en configuratiewaarden in JSON format</text:p>
      <text:p text:style-name="P9"/>
      <text:p text:style-name="P9">Request:</text:p>
      <text:p text:style-name="P9">GET <text:a xlink:type="simple" xlink:href="http://192.168.1.100/config" text:style-name="Internet_20_link" text:visited-style-name="Visited_20_Internet_20_Link">http://192.168.1.100/</text:a><text:a xlink:type="simple" xlink:href="http://192.168.1.100/config" text:style-name="Internet_20_link" text:visited-style-name="Visited_20_Internet_20_Link"><text:span text:style-name="T6">conf</text:span></text:a> HTTP/1.1</text:p>
      <text:p text:style-name="P9"/>
      <text:p text:style-name="P9">Response:</text:p>
      <text:p text:style-name="P9">HTTP/1.1 200 OK</text:p>
      <text:p text:style-name="P9">Content-Type: application/json</text:p>
      <text:p text:style-name="P9">Connection: close</text:p>
      <text:p text:style-name="P9"/>
      <text:p text:style-name="P15">{"maximale grenswaarde": 30,"minimale grenswaarde": 12,"Temperatuur": 25,"Lichtintensiteit": 424}</text:p>
      <text:p text:style-name="P14"/>
      <text:p text:style-name="P7"/>
      <text:p text:style-name="P13">/<text:span text:style-name="T7">config</text:span></text:p>
      <text:p text:style-name="P10">PUT <text:a xlink:type="simple" xlink:href="http://192.168.1.100/config" text:style-name="Internet_20_link" text:visited-style-name="Visited_20_Internet_20_Link">http://192.168.1.100/</text:a><text:a xlink:type="simple" xlink:href="http://192.168.1.100/config" text:style-name="Internet_20_link" text:visited-style-name="Visited_20_Internet_20_Link"><text:span text:style-name="T7">config</text:span></text:a><text:span text:style-name="T7"> </text:span></text:p>
      <text:p text:style-name="P11"/>
      <text:p text:style-name="P11">Request:</text:p>
      <text:p text:style-name="P11">PUT <text:a xlink:type="simple" xlink:href="http://192.168.1.11/config" text:style-name="Internet_20_link" text:visited-style-name="Visited_20_Internet_20_Link">http://192.168.1.11/</text:a><text:a xlink:type="simple" xlink:href="http://192.168.1.11/config" text:style-name="Internet_20_link" text:visited-style-name="Visited_20_Internet_20_Link"><text:span text:style-name="T7">config</text:span></text:a> HTTP/1.1</text:p>
      <text:p text:style-name="P11">Content-Type: application/json</text:p>
      <text:p text:style-name="P11">Content-length: 22</text:p>
      <text:p text:style-name="P11"/>
      <text:p text:style-name="P11">{“max”: 35, “min”: 10}</text:p>
      <text:p text:style-name="P11"/>
      <text:p text:style-name="P11">Response:</text:p>
      <text:p text:style-name="P11">HTTP/1.1 200 OK</text:p>
      <text:p text:style-name="P11">Content-Type: application/json</text:p>
      <text:p text:style-name="P11">Connection: close</text:p>
      <text:p text:style-name="P11"/>
      <text:p text:style-name="P11">{“max”: “<text:a xlink:type="simple" xlink:href="http://192.168.1.100/data/35" text:style-name="Internet_20_link" text:visited-style-name="Visited_20_Internet_20_Link">http://192.168.1.100/</text:a><text:a xlink:type="simple" xlink:href="http://192.168.1.100/data/35" text:style-name="Internet_20_link" text:visited-style-name="Visited_20_Internet_20_Link"><text:span text:style-name="T8">config</text:span></text:a><text:a xlink:type="simple" xlink:href="http://192.168.1.100/data/35" text:style-name="Internet_20_link" text:visited-style-name="Visited_20_Internet_20_Link">/max/35</text:a>”, “min”: “<text:a xlink:type="simple" xlink:href="http://192.168.1.100/data/min/10" text:style-name="Internet_20_link" text:visited-style-name="Visited_20_Internet_20_Link">http://192.168.1.100/</text:a><text:a xlink:type="simple" xlink:href="http://192.168.1.100/data/min/10" text:style-name="Internet_20_link" text:visited-style-name="Visited_20_Internet_20_Link"><text:span text:style-name="T8">config</text:span></text:a><text:a xlink:type="simple" xlink:href="http://192.168.1.100/data/min/10" text:style-name="Internet_20_link" text:visited-style-name="Visited_20_Internet_20_Link">/min/10</text:a>”}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b166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52:29.237685600</meta:creation-date>
    <dc:date>2018-10-30T15:18:07.338150203</dc:date>
    <meta:editing-duration>PT21M48S</meta:editing-duration>
    <meta:editing-cycles>13</meta:editing-cycles>
    <meta:generator>LibreOffice/6.0.6.2$Linux_X86_64 LibreOffice_project/00m0$Build-2</meta:generator>
    <meta:document-statistic meta:table-count="0" meta:image-count="0" meta:object-count="0" meta:page-count="3" meta:paragraph-count="66" meta:word-count="201" meta:character-count="1647" meta:non-whitespace-character-count="1504"/>
  </office:meta>
</office:document-meta>
</file>